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23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heavy wri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-0.10-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1-1_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66" calcext:value-type="float">
            <text:p>2466</text:p>
          </table:table-cell>
          <table:table-cell table:style-name="ce1" office:value-type="float" office:value="131.87075515064" calcext:value-type="float">
            <text:p>131.87075515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.987822557263" calcext:value-type="float">
            <text:p>57.9878225573</text:p>
          </table:table-cell>
          <table:table-cell table:style-name="ce1" office:value-type="float" office:value="10.7028305305886" calcext:value-type="float">
            <text:p>10.7028305306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httpUsers:HTTP_Request_P2_1-1_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59" calcext:value-type="float">
            <text:p>3559</text:p>
          </table:table-cell>
          <table:table-cell table:style-name="ce1" office:value-type="float" office:value="221.877003932337" calcext:value-type="float">
            <text:p>221.87700393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.0662768483948" calcext:value-type="float">
            <text:p>58.0662768484</text:p>
          </table:table-cell>
          <table:table-cell table:style-name="ce1" office:value-type="float" office:value="10.7173108636197" calcext:value-type="float">
            <text:p>10.7173108636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59" calcext:value-type="float">
            <text:p>3559</text:p>
          </table:table-cell>
          <table:table-cell table:style-name="ce1" office:value-type="float" office:value="337.683015306808" calcext:value-type="float">
            <text:p>337.68301530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.960179274437" calcext:value-type="float">
            <text:p>115.9601792744</text:p>
          </table:table-cell>
          <table:table-cell table:style-name="ce1" office:value-type="float" office:value="21.4028065262389" calcext:value-type="float">
            <text:p>21.4028065262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100-0.10-2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1-1_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492" calcext:value-type="float">
            <text:p>3492</text:p>
          </table:table-cell>
          <table:table-cell table:style-name="ce1" office:value-type="float" office:value="177.491757975378" calcext:value-type="float">
            <text:p>177.49175797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.3696431094045" calcext:value-type="float">
            <text:p>51.3696431094</text:p>
          </table:table-cell>
          <table:table-cell table:style-name="ce1" office:value-type="float" office:value="9.48131108171626" calcext:value-type="float">
            <text:p>9.4813110817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httpUsers:HTTP_Request_P2_1-1_2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402" calcext:value-type="float">
            <text:p>140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421" calcext:value-type="float">
            <text:p>8421</text:p>
          </table:table-cell>
          <table:table-cell table:style-name="ce1" office:value-type="float" office:value="545.830578644473" calcext:value-type="float">
            <text:p>545.83057864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.3816526394755" calcext:value-type="float">
            <text:p>51.3816526395</text:p>
          </table:table-cell>
          <table:table-cell table:style-name="ce1" office:value-type="float" office:value="9.48352768443444" calcext:value-type="float">
            <text:p>9.4835276844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957" calcext:value-type="float">
            <text:p>95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421" calcext:value-type="float">
            <text:p>8421</text:p>
          </table:table-cell>
          <table:table-cell table:style-name="ce1" office:value-type="float" office:value="601.638915204126" calcext:value-type="float">
            <text:p>601.63891520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.728995772702" calcext:value-type="float">
            <text:p>102.7289957727</text:p>
          </table:table-cell>
          <table:table-cell table:style-name="ce1" office:value-type="float" office:value="18.9607228525788" calcext:value-type="float">
            <text:p>18.9607228526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10-3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1-1_1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86" calcext:value-type="float">
            <text:p>3586</text:p>
          </table:table-cell>
          <table:table-cell table:style-name="ce1" office:value-type="float" office:value="201.464802862667" calcext:value-type="float">
            <text:p>201.46480286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.2377142540084" calcext:value-type="float">
            <text:p>46.237714254</text:p>
          </table:table-cell>
          <table:table-cell table:style-name="ce1" office:value-type="float" office:value="8.53410936914804" calcext:value-type="float">
            <text:p>8.5341093691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httpUsers:HTTP_Request_P2_1-1_2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660" calcext:value-type="float">
            <text:p>16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80" calcext:value-type="float">
            <text:p>6080</text:p>
          </table:table-cell>
          <table:table-cell table:style-name="ce1" office:value-type="float" office:value="882.494836471763" calcext:value-type="float">
            <text:p>882.49483647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.2364315338628" calcext:value-type="float">
            <text:p>46.2364315339</text:p>
          </table:table-cell>
          <table:table-cell table:style-name="ce1" office:value-type="float" office:value="8.53387261708991" calcext:value-type="float">
            <text:p>8.5338726171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068" calcext:value-type="float">
            <text:p>106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080" calcext:value-type="float">
            <text:p>6080</text:p>
          </table:table-cell>
          <table:table-cell table:style-name="ce1" office:value-type="float" office:value="872.429001713326" calcext:value-type="float">
            <text:p>872.42900171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.4681601301952" calcext:value-type="float">
            <text:p>92.4681601302</text:p>
          </table:table-cell>
          <table:table-cell table:style-name="ce1" office:value-type="float" office:value="17.0668772115302" calcext:value-type="float">
            <text:p>17.0668772115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10-4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1-1_1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26" calcext:value-type="float">
            <text:p>2826</text:p>
          </table:table-cell>
          <table:table-cell table:style-name="ce1" office:value-type="float" office:value="197.536152325617" calcext:value-type="float">
            <text:p>197.5361523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.5625643093745" calcext:value-type="float">
            <text:p>42.5625643094</text:p>
          </table:table-cell>
          <table:table-cell table:style-name="ce1" office:value-type="float" office:value="7.8557857953826" calcext:value-type="float">
            <text:p>7.8557857954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httpUsers:HTTP_Request_P2_1-1_2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845" calcext:value-type="float">
            <text:p>184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843" calcext:value-type="float">
            <text:p>6843</text:p>
          </table:table-cell>
          <table:table-cell table:style-name="ce1" office:value-type="float" office:value="1088.52959422371" calcext:value-type="float">
            <text:p>1088.52959422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.5614321070675" calcext:value-type="float">
            <text:p>42.5614321071</text:p>
          </table:table-cell>
          <table:table-cell table:style-name="ce1" office:value-type="float" office:value="7.85557682444899" calcext:value-type="float">
            <text:p>7.8555768244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843" calcext:value-type="float">
            <text:p>6843</text:p>
          </table:table-cell>
          <table:table-cell table:style-name="ce1" office:value-type="float" office:value="1042.27510198103" calcext:value-type="float">
            <text:p>1042.2751019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.1191508513511" calcext:value-type="float">
            <text:p>85.1191508514</text:p>
          </table:table-cell>
          <table:table-cell table:style-name="ce1" office:value-type="float" office:value="15.7104682723685" calcext:value-type="float">
            <text:p>15.7104682724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10-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1-1_1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42" calcext:value-type="float">
            <text:p>2442</text:p>
          </table:table-cell>
          <table:table-cell table:style-name="ce1" office:value-type="float" office:value="216.315522620346" calcext:value-type="float">
            <text:p>216.31552262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.4294646391281" calcext:value-type="float">
            <text:p>38.4294646391</text:p>
          </table:table-cell>
          <table:table-cell table:style-name="ce1" office:value-type="float" office:value="7.09293829765158" calcext:value-type="float">
            <text:p>7.0929382977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httpUsers:HTTP_Request_P2_1-1_2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2134" calcext:value-type="float">
            <text:p>213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159" calcext:value-type="float">
            <text:p>8159</text:p>
          </table:table-cell>
          <table:table-cell table:style-name="ce1" office:value-type="float" office:value="1369.22067663324" calcext:value-type="float">
            <text:p>1369.2206766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.4303507538113" calcext:value-type="float">
            <text:p>38.4303507538</text:p>
          </table:table-cell>
          <table:table-cell table:style-name="ce1" office:value-type="float" office:value="7.09310184811557" calcext:value-type="float">
            <text:p>7.0931018481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59" calcext:value-type="float">
            <text:p>8159</text:p>
          </table:table-cell>
          <table:table-cell table:style-name="ce1" office:value-type="float" office:value="1299.77472550187" calcext:value-type="float">
            <text:p>1299.77472550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.853908405512" calcext:value-type="float">
            <text:p>76.8539084055</text:p>
          </table:table-cell>
          <table:table-cell table:style-name="ce1" office:value-type="float" office:value="14.1849498912517" calcext:value-type="float">
            <text:p>14.1849498913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samples </text:p>
          </table:table-cell>
          <table:table-cell office:value-type="string" calcext:value-type="string">
            <text:p>average 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dev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kb/sec</text:p>
          </table:table-cell>
          <table:table-cell office:value-type="string" calcext:value-type="string">
            <text:p>avg.Bytes</text:p>
          </table:table-cell>
        </table:table-row>
        <table:table-row table:style-name="ro1">
          <table:table-cell office:value-type="string" calcext:value-type="string">
            <text:p>heavy writ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1_writ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59" calcext:value-type="float">
            <text:p>1559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2961" calcext:value-type="float">
            <text:p>2961</text:p>
          </table:table-cell>
          <table:table-cell table:style-name="ce1" office:value-type="float" office:value="224.92670855901" calcext:value-type="float">
            <text:p>224.9267085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.5683455066715" calcext:value-type="float">
            <text:p>63.5683455067</text:p>
          </table:table-cell>
          <table:table-cell table:style-name="ce1" office:value-type="float" office:value="11.7328293952743" calcext:value-type="float">
            <text:p>11.7328293953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59" calcext:value-type="float">
            <text:p>1559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2961" calcext:value-type="float">
            <text:p>2961</text:p>
          </table:table-cell>
          <table:table-cell table:style-name="ce1" office:value-type="float" office:value="224.92670855901" calcext:value-type="float">
            <text:p>224.9267085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.5683455066715" calcext:value-type="float">
            <text:p>63.5683455067</text:p>
          </table:table-cell>
          <table:table-cell table:style-name="ce1" office:value-type="float" office:value="11.7328293952743" calcext:value-type="float">
            <text:p>11.7328293953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2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 style:data-style-name="N2" text:time-value="12:09:44.953208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11:42:40.199071156</meta:creation-date>
    <meta:generator>LibreOffice/4.2.4.2$Linux_x86 LibreOffice_project/420m0$Build-2</meta:generator>
    <dc:date>2014-08-27T16:06:02.063686243</dc:date>
    <meta:editing-duration>PT3H57M35S</meta:editing-duration>
    <meta:editing-cycles>11</meta:editing-cycles>
    <meta:document-statistic meta:table-count="1" meta:cell-count="189" meta:object-count="0"/>
  </office:meta>
</office:document-meta>
</file>